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Heading_20_2">
      <style:text-properties style:font-name="Liberation Mono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5-Imagenes-HTML</text:p>
      <text:p text:style-name="P1"/>
      <text:h text:style-name="P6" text:outline-level="2">Chapter Summary</text:h>
      <text:list xml:id="list648294439" text:style-name="L1">
        <text:list-item>
          <text:p text:style-name="P4"><text:span text:style-name="T4">Use the HTML </text:span><text:span text:style-name="Source_20_Text"><text:span text:style-name="T4">&lt;img&gt;</text:span></text:span><text:span text:style-name="T4"> element to define an image </text:span></text:p>
        </text:list-item>
        <text:list-item>
          <text:p text:style-name="P4"><text:span text:style-name="T4">Use the HTML </text:span><text:span text:style-name="Source_20_Text"><text:span text:style-name="T4">src</text:span></text:span><text:span text:style-name="T4"> attribute to define the URL of the image </text:span></text:p>
        </text:list-item>
        <text:list-item>
          <text:p text:style-name="P4"><text:span text:style-name="T4">Use the HTML </text:span><text:span text:style-name="Source_20_Text"><text:span text:style-name="T4">alt</text:span></text:span><text:span text:style-name="T4"> attribute to define an alternate text for an image, if it cannot be displayed </text:span></text:p>
        </text:list-item>
        <text:list-item>
          <text:p text:style-name="P4"><text:span text:style-name="T4">Use the HTML </text:span><text:span text:style-name="Source_20_Text"><text:span text:style-name="T4">width</text:span></text:span><text:span text:style-name="T4"> and </text:span><text:span text:style-name="Source_20_Text"><text:span text:style-name="T4">height</text:span></text:span><text:span text:style-name="T4"> attributes to define the size of the image </text:span></text:p>
        </text:list-item>
        <text:list-item>
          <text:p text:style-name="P4"><text:span text:style-name="T4">Use the CSS </text:span><text:span text:style-name="Source_20_Text"><text:span text:style-name="T4">width</text:span></text:span><text:span text:style-name="T4"> and </text:span><text:span text:style-name="Source_20_Text"><text:span text:style-name="T4">height</text:span></text:span><text:span text:style-name="T4"> properties to define the size of the image (alternatively) </text:span></text:p>
        </text:list-item>
        <text:list-item>
          <text:p text:style-name="P2"><text:span text:style-name="T4">Use the CSS </text:span><text:span text:style-name="Source_20_Text"><text:span text:style-name="T4">float</text:span></text:span><text:span text:style-name="T4"> property to let the image float </text:span></text:p>
        </text:list-item>
      </text:list>
      <text:h text:style-name="Heading_20_2" text:outline-level="2"><text:span text:style-name="T4">Chapter Summary</text:span></text:h>
      <text:list xml:id="list2946056025" text:style-name="L2">
        <text:list-item>
          <text:p text:style-name="P5">Use the HTML <text:span text:style-name="Source_20_Text">&lt;map&gt;</text:span> element to define an image-map </text:p>
        </text:list-item>
        <text:list-item>
          <text:p text:style-name="P5">Use the HTML <text:span text:style-name="Source_20_Text">&lt;area&gt;</text:span> element to define the clickable areas in the image-map </text:p>
        </text:list-item>
        <text:list-item>
          <text:p text:style-name="P3">Use the HTML <text:span text:style-name="Source_20_Text">&lt;img&gt;</text:span>'s element <text:span text:style-name="Source_20_Text">usemap</text:span> attribute to point to an image-map </text:p>
        </text:list-item>
      </text:list>
      <text:p text:style-name="Text_20_body"><text:span text:style-name="T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8:27:42.482748136</meta:creation-date>
    <meta:generator>LibreOffice/6.0.7.3$Linux_X86_64 LibreOffice_project/00m0$Build-3</meta:generator>
    <dc:date>2020-05-22T19:32:20.190943175</dc:date>
    <meta:editing-duration>PT14M40S</meta:editing-duration>
    <meta:editing-cycles>2</meta:editing-cycles>
    <meta:document-statistic meta:table-count="0" meta:image-count="0" meta:object-count="0" meta:page-count="1" meta:paragraph-count="12" meta:word-count="126" meta:character-count="662" meta:non-whitespace-character-count="548"/>
  </office:meta>
</office:document-meta>
</file>